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pple-system1" svg:font-family="apple-system, BlinkMacSystemFont, 'Segoe UI', Roboto, 'Helvetica Neue', Arial, sans-serif"/>
    <style:font-face style:name="apple-system" svg:font-family="apple-system, BlinkMacSystemFont, quot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color="#0275d8" style:text-line-through-style="none" style:text-underline-style="none" style:text-blinking="false" fo:background-color="transparent"/>
    </style:style>
    <style:style style:name="P3" style:family="paragraph" style:parent-style-name="Text_20_body">
      <style:paragraph-properties fo:margin-top="0in" fo:margin-bottom="0in" fo:text-align="center" style:justify-single-word="false"/>
      <style:text-properties fo:color="#0275d8" style:text-line-through-style="none" style:text-underline-style="none" style:text-blinking="false" fo:background-color="transparent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fo:color="#373a3c"/>
    </style:style>
    <style:style style:name="P6" style:family="paragraph" style:parent-style-name="Preformatted_20_Text">
      <style:paragraph-properties fo:margin-left="0in" fo:margin-right="0in" fo:margin-top="0in" fo:margin-bottom="0.1965in" fo:text-indent="0in" style:auto-text-indent="false"/>
      <style:text-properties fo:color="#373a3c" style:font-name="apple-system"/>
    </style:style>
    <style:style style:name="P7" style:family="paragraph" style:parent-style-name="Heading_20_2">
      <style:paragraph-properties fo:margin-top="0in" fo:margin-bottom="0.0835in" fo:line-height="110%" fo:padding="0in" fo:border="none"/>
      <style:text-properties style:font-name="inherit" fo:font-weight="bold"/>
    </style:style>
    <style:style style:name="P8" style:family="paragraph" style:parent-style-name="Preformatted_20_Text">
      <style:paragraph-properties fo:margin-top="0in" fo:margin-bottom="0.0835in" fo:line-height="150%" fo:padding="0in" fo:border="none"/>
      <style:text-properties fo:color="#373a3c" style:font-name="apple-system1"/>
    </style:style>
    <style:style style:name="P9" style:family="paragraph" style:parent-style-name="Text_20_body">
      <style:paragraph-properties fo:margin-top="0in" fo:margin-bottom="0.0835in" fo:line-height="110%" fo:padding="0in" fo:border="none"/>
      <style:text-properties fo:font-variant="normal" fo:text-transform="none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10" style:family="paragraph" style:parent-style-name="Text_20_body">
      <style:paragraph-properties fo:margin-top="0in" fo:margin-bottom="0.0835in" fo:line-height="110%" fo:padding="0in" fo:border="none"/>
      <style:text-properties fo:color="#373a3c" style:font-name="apple-system"/>
    </style:style>
    <style:style style:name="P11" style:family="paragraph" style:parent-style-name="Heading_20_1">
      <style:paragraph-properties fo:margin-top="0in" fo:margin-bottom="0.0835in" fo:line-height="110%" fo:padding="0in" fo:border="none"/>
      <style:text-properties fo:color="#373a3c" style:font-name="apple-system1"/>
    </style:style>
    <style:style style:name="P12" style:family="paragraph" style:parent-style-name="Preformatted_20_Text">
      <style:text-properties fo:color="#373a3c"/>
    </style:style>
    <style:style style:name="P13" style:family="paragraph" style:parent-style-name="Preformatted_20_Text">
      <style:paragraph-properties fo:margin-top="0in" fo:margin-bottom="0.1965in"/>
      <style:text-properties fo:color="#373a3c"/>
    </style:style>
    <style:style style:name="P14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373a3c" style:text-line-through-style="none" style:font-name="apple-system" fo:letter-spacing="normal" fo:font-style="normal" style:text-underline-style="none" fo:font-weight="bold" style:text-blinking="false" fo:background-color="#ffffff"/>
    </style:style>
    <style:style style:name="P15" style:family="paragraph" style:parent-style-name="Preformatted_20_Text">
      <style:paragraph-properties fo:margin-left="0in" fo:margin-right="0in" fo:text-indent="0in" style:auto-text-indent="false"/>
      <style:text-properties fo:color="#373a3c" style:font-name="apple-system"/>
    </style:style>
    <style:style style:name="P16" style:family="paragraph" style:parent-style-name="Preformatted_20_Text">
      <style:paragraph-properties fo:margin-left="0in" fo:margin-right="0in" fo:margin-top="0in" fo:margin-bottom="0.0835in" fo:line-height="110%" fo:text-indent="0in" style:auto-text-indent="false" fo:padding="0in" fo:border="none"/>
      <style:text-properties fo:font-variant="normal" fo:text-transform="none" fo:color="#373a3c" style:text-line-through-style="none" style:font-name="apple-system" fo:letter-spacing="normal" fo:font-style="normal" style:text-underline-style="none" fo:font-weight="bold" style:text-blinking="false" fo:background-color="#ffffff"/>
    </style:style>
    <style:style style:name="P17" style:family="paragraph" style:parent-style-name="Preformatted_20_Text">
      <style:paragraph-properties fo:margin-left="0in" fo:margin-right="0in" fo:margin-top="0in" fo:margin-bottom="0.1965in" fo:text-indent="0in" style:auto-text-indent="false"/>
      <style:text-properties fo:color="#373a3c" style:font-name="apple-system"/>
    </style:style>
    <style:style style:name="P18" style:family="paragraph" style:parent-style-name="Preformatted_20_Text">
      <style:text-properties fo:color="#373a3c" style:font-name="apple-system"/>
    </style:style>
    <style:style style:name="P19" style:family="paragraph" style:parent-style-name="Preformatted_20_Text">
      <style:paragraph-properties fo:margin-top="0in" fo:margin-bottom="0.1965in"/>
      <style:text-properties fo:color="#373a3c" style:font-name="apple-system"/>
    </style:style>
    <style:style style:name="P20" style:family="paragraph" style:parent-style-name="Heading_20_2">
      <style:paragraph-properties fo:margin-top="0in" fo:margin-bottom="0.0835in" fo:line-height="110%" fo:padding="0in" fo:border="none"/>
      <style:text-properties style:font-name="inherit" fo:font-weight="bold"/>
    </style:style>
    <style:style style:name="P21" style:family="paragraph" style:parent-style-name="Heading_20_2">
      <style:paragraph-properties fo:margin-top="0in" fo:margin-bottom="0.0835in" fo:line-height="110%" fo:padding="0in" fo:border="none"/>
      <style:text-properties fo:font-variant="normal" fo:text-transform="none" fo:color="#373a3c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22" style:family="paragraph" style:parent-style-name="Heading_20_3">
      <style:paragraph-properties fo:margin-left="0in" fo:margin-right="0in" fo:text-indent="0in" style:auto-text-indent="false"/>
      <style:text-properties fo:font-variant="normal" fo:text-transform="none" fo:color="#373a3c" style:text-line-through-style="none" style:font-name="apple-system" fo:letter-spacing="normal" fo:font-style="normal" style:text-underline-style="none" fo:font-weight="bold" style:text-blinking="false" fo:background-color="#ffffff"/>
    </style:style>
    <style:style style:name="P23" style:family="paragraph" style:parent-style-name="Heading_20_3">
      <style:paragraph-properties fo:margin-left="0in" fo:margin-right="0in" fo:margin-top="0in" fo:margin-bottom="0.0835in" fo:line-height="110%" fo:text-indent="0in" style:auto-text-indent="false" fo:padding="0in" fo:border="none"/>
      <style:text-properties fo:font-variant="normal" fo:text-transform="none" fo:color="#373a3c" style:text-line-through-style="none" style:font-name="apple-system" fo:letter-spacing="normal" fo:font-style="normal" style:text-underline-style="none" fo:font-weight="bold" style:text-blinking="false" fo:background-color="#ffffff"/>
    </style:style>
    <style:style style:name="P24" style:family="paragraph" style:parent-style-name="Heading_20_3">
      <style:paragraph-properties fo:margin-top="0in" fo:margin-bottom="0.0835in" fo:line-height="110%" fo:padding="0in" fo:border="none"/>
      <style:text-properties fo:font-variant="normal" fo:text-transform="none" fo:color="#373a3c" style:text-line-through-style="none" style:font-name="inherit" fo:letter-spacing="normal" fo:font-style="normal" style:text-underline-style="none" fo:font-weight="bold" style:text-blinking="false"/>
    </style:style>
    <style:style style:name="P25" style:family="paragraph" style:parent-style-name="Heading_20_3">
      <style:paragraph-properties fo:margin-top="0in" fo:margin-bottom="0.0835in" fo:line-height="110%" fo:padding="0in" fo:border="none"/>
      <style:text-properties fo:font-variant="normal" fo:text-transform="none" fo:color="#373a3c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26" style:family="paragraph" style:parent-style-name="Standard">
      <style:paragraph-properties fo:margin-left="0in" fo:margin-right="0in" fo:text-indent="0in" style:auto-text-indent="false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28" style:family="paragraph" style:parent-style-name="Text_20_body">
      <style:paragraph-properties fo:line-height="100%" fo:text-align="center" style:justify-single-word="false"/>
    </style:style>
    <style:style style:name="P29" style:family="paragraph" style:parent-style-name="Text_20_body">
      <style:paragraph-properties fo:text-align="center" style:justify-single-word="false"/>
    </style:style>
    <style:style style:name="P30" style:family="paragraph" style:parent-style-name="Text_20_body">
      <style:paragraph-properties fo:margin-top="0in" fo:margin-bottom="0.0835in" fo:line-height="110%" fo:padding="0in" fo:border="none"/>
      <style:text-properties fo:font-variant="normal" fo:text-transform="none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31" style:family="paragraph" style:parent-style-name="Text_20_body">
      <style:paragraph-properties fo:margin-top="0in" fo:margin-bottom="0.0835in" fo:line-height="110%" fo:padding="0in" fo:border="none"/>
      <style:text-properties fo:font-variant="normal" fo:text-transform="none" fo:color="#373a3c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32" style:family="paragraph" style:parent-style-name="Text_20_body">
      <style:paragraph-properties fo:margin-top="0in" fo:margin-bottom="0.0835in" fo:line-height="110%" fo:padding="0in" fo:border="none"/>
      <style:text-properties fo:color="#373a3c" style:font-name="apple-system"/>
    </style:style>
    <style:style style:name="T1" style:family="text">
      <style:text-properties fo:color="#ffffff" fo:font-size="9pt" fo:font-weight="bold" fo:background-color="#818a91"/>
    </style:style>
    <style:style style:name="T2" style:family="text">
      <style:text-properties fo:color="#ffffff" fo:font-size="9pt" fo:font-weight="bold" fo:background-color="#5cb85c"/>
    </style:style>
    <style:style style:name="T3" style:family="text">
      <style:text-properties fo:color="#ffffff" fo:font-weight="bold" fo:background-color="#818a91"/>
    </style:style>
    <style:style style:name="T4" style:family="text">
      <style:text-properties fo:color="#ffffff" fo:font-weight="bold" fo:background-color="#d9534f"/>
    </style:style>
    <style:style style:name="T5" style:family="text">
      <style:text-properties fo:color="#ffffff" fo:font-weight="bold" fo:background-color="#5cb85c"/>
    </style:style>
    <style:style style:name="T6" style:family="text">
      <style:text-properties style:font-name="apple-system"/>
    </style:style>
    <style:style style:name="T7" style:family="text">
      <style:text-properties fo:color="#0275d8" style:text-line-through-style="none" style:text-underline-style="none" style:text-blinking="false" fo:background-color="transparent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right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midiaudio.com/cart/add" xlink:type="simple"/>
        <form:form form:apply-filter="true" form:method="post" form:control-implementation="ooo:com.sun.star.form.component.Form" office:target-frame="" xlink:href="https://midiaudio.com/cart/add" xlink:type="simple"/>
        <form:form form:apply-filter="true" form:method="post" form:control-implementation="ooo:com.sun.star.form.component.Form" office:target-frame="" xlink:href="https://midiaudio.com/cart/add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Frame2" text:anchor-type="paragraph" svg:width="6.9272in" draw:z-index="2"><draw:text-box fo:min-height="0.0161in"><text:p text:style-name="P4"><draw:frame draw:style-name="fr1" draw:name="Frame3" text:anchor-type="paragraph" svg:width="5.1874in" draw:z-index="3"><draw:text-box fo:min-height="0.0161in"><text:p text:style-name="P1"><text:span text:style-name="T1">SKU: 17537</text:span> <text:span text:style-name="T2">Yra sandėlyje: 1</text:span> <text:span text:style-name="T2">Nemokamas pristatymas</text:span></text:p></draw:text-box></draw:frame><draw:frame draw:style-name="fr1" draw:name="Frame4" text:anchor-type="paragraph" svg:width="1.7291in" draw:z-index="4"><draw:text-box fo:min-height="0.0161in"><text:p text:style-name="P2"><draw:a xlink:type="simple" xlink:href="https://midiaudio.com/brand/Alvarez"><draw:frame draw:style-name="fr3" draw:name="graphics2" text:anchor-type="as-char" svg:width="0.8138in" svg:height="0.4209in" draw:z-index="6"><draw:image xlink:href="https://midiaudio.com/brand_images/xalvarez_logo.jpg.pagespeed.ic.S7G3WVYKSQ.webp" xlink:type="simple" xlink:show="embed" xlink:actuate="onLoad"/><svg:title>alvarez_logo.jpg</svg:title></draw:frame></draw:a></text:p></draw:text-box></draw:frame><draw:frame draw:style-name="fr2" draw:name="Frame5" text:anchor-type="paragraph" svg:x="0.1665in" svg:y="0in" svg:width="6.9272in" draw:z-index="5"><draw:text-box fo:min-height="0.0161in"><text:h text:style-name="P7" text:outline-level="2"/><text:h text:style-name="P11" text:outline-level="1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/draw:text-box></draw:frame></text:p></draw:text-box></draw:frame><draw:frame draw:style-name="fr1" draw:name="Frame1" text:anchor-type="paragraph" svg:width="4.948in" draw:z-index="0"><draw:text-box fo:min-height="0.0161in"><text:p text:style-name="P3"><draw:a xlink:type="simple" xlink:href="https://midiaudio.com/product_images/origin/17537.jpg"><draw:frame draw:style-name="fr3" draw:name="graphics1" text:anchor-type="as-char" svg:width="0.8138in" svg:height="0.4209in" draw:z-index="1"><draw:image xlink:href="https://midiaudio.com/product_images/origin/x17537.jpg.pagespeed.ic.yQnfDNxiCY.webp" xlink:type="simple" xlink:show="embed" xlink:actuate="onLoad"/><svg:title>Alvarez AD70SB Akustinė gitara</svg:title></draw:frame></draw:a></text:p></draw:text-box></draw:frame></text:h>
      <text:p text:style-name="P9">Korg Kronos 2-61</text:p>
      <text:p text:style-name="P9">2749.00 Eur.</text:p>
      <text:h text:style-name="P24" text:outline-level="3">Prekės aprašymas</text:h>
      <text:p text:style-name="P15">Korg Kronos 2- 61 Sintezatorius / darbo stotis</text:p>
      <text:p text:style-name="Preformatted_20_Text"/>
      <text:p text:style-name="P18">61 klavišo pusiau- pasunkinta klaviatūra</text:p>
      <text:p text:style-name="P18">Solid state vidinis diskinis kaupiklis</text:p>
      <text:p text:style-name="P18">8" spalvotas liečiamas ekranas</text:p>
      <text:p text:style-name="P18">4 krypčių vairalazdė. 9 garso moduliai</text:p>
      <text:p text:style-name="P19">Sempleris, sekvenceris, arpedžiatorius, MIDI, USB,</text:p>
      <text:p text:style-name="P10"/>
      <text:p text:style-name="P10"/>
      <text:p text:style-name="P10"/>
      <text:p text:style-name="P10"><text:soft-page-break/></text:p>
      <text:p text:style-name="P10"/>
      <text:p text:style-name="P31">Korg Microkorg XL</text:p>
      <text:p text:style-name="P31"/>
      <text:h text:style-name="P21" text:outline-level="2">318.29 Eur.</text:h>
      <text:p text:style-name="P31"/>
      <text:h text:style-name="P25" text:outline-level="3">Prekės aprašymas</text:h>
      <text:p text:style-name="P6">analog modelling synthesizer</text:p>
      <text:p text:style-name="P31"/>
      <text:p text:style-name="P31"/>
      <text:p text:style-name="P31">Korg X50 sintezatorius</text:p>
      <text:h text:style-name="P21" text:outline-level="2">578.95 Eur.</text:h>
      <text:h text:style-name="P25" text:outline-level="3">Prekės aprašymas</text:h>
      <text:p text:style-name="P15">Features</text:p>
      <text:p text:style-name="P18">512 professional-quality sound programs produced</text:p>
      <text:p text:style-name="P18">by the HI synthesis system used on the world-famous Triton series.</text:p>
      <text:p text:style-name="Preformatted_20_Text"/>
      <text:p text:style-name="P18">384 combinations, each allowing up to eight programs to be freely combined to create complex sounds.</text:p>
      <text:p text:style-name="Preformatted_20_Text"/>
      <text:p text:style-name="P18">Multi Mode allows the X50 to be played from your external sequencer as a 16-part multi-timbral sound module.</text:p>
      <text:p text:style-name="Preformatted_20_Text"/>
      <text:p text:style-name="P18">Powerful effect section with four processors (one insert effect, two master effects, one master EQ).</text:p>
      <text:p text:style-name="Preformatted_20_Text"/>
      <text:p text:style-name="P18">Four-channel audio output (two main channels, two individual channels), a first in its class.</text:p>
      <text:p text:style-name="Preformatted_20_Text"/>
      <text:p text:style-name="P18">Dual polyphonic arpeggiator for even more musical enjoyment.</text:p>
      <text:p text:style-name="Preformatted_20_Text"/>
      <text:p text:style-name="P18">USB connector allows single-cable MIDI connection with your computer.</text:p>
      <text:p text:style-name="Preformatted_20_Text"/>
      <text:p text:style-name="P18">Stand-alone and innovative plug-in sound editing software is included, allowing you to tweak and program the X-50, even within your DAW software.</text:p>
      <text:p text:style-name="Preformatted_20_Text"/>
      <text:p text:style-name="P19">Korg's brilliant sounds in a handy size</text:p>
      <text:p text:style-name="P31"/>
      <text:p text:style-name="P31">Nord Lead 4</text:p>
      <text:p text:style-name="P31">1839.00 Eur.</text:p>
      <text:h text:style-name="P25" text:outline-level="3">Prekės aprašymas</text:h>
      <text:p text:style-name="P6">Analoginės sintezės emuliatorius</text:p>
      <text:p text:style-name="P31"><text:soft-page-break/></text:p>
      <text:p text:style-name="P31">Waldorf KB37</text:p>
      <text:p text:style-name="P31">789.00 Eur.</text:p>
      <text:h text:style-name="P25" text:outline-level="3">Prekės aprašymas</text:h>
      <text:p text:style-name="P15">Keyboard for Eurorack modules</text:p>
      <text:p text:style-name="P19">kb37 is a compact and rugged performance instrument. It can house up to 100 HP of modules in its conveniently angled panel that sits right on top of the super high-quality Fatar TP9 keyboard.</text:p>
      <text:p text:style-name="P31"/>
      <text:p text:style-name="P3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pple-system1" svg:font-family="apple-system, BlinkMacSystemFont, 'Segoe UI', Roboto, 'Helvetica Neue', Arial, sans-serif"/>
    <style:font-face style:name="apple-system" svg:font-family="apple-system, BlinkMacSystemFont, quot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51S</meta:editing-duration>
    <meta:editing-cycles>12</meta:editing-cycles>
    <meta:generator>OpenOffice/4.1.6$Win32 OpenOffice.org_project/416m1$Build-9790</meta:generator>
    <dc:date>2019-10-14T22:57:44.75</dc:date>
    <meta:document-statistic meta:table-count="0" meta:image-count="2" meta:object-count="0" meta:page-count="3" meta:paragraph-count="39" meta:word-count="244" meta:character-count="1624"/>
    <meta:user-defined meta:name="Info 1"/>
    <meta:user-defined meta:name="Info 2"/>
    <meta:user-defined meta:name="Info 3"/>
    <meta:user-defined meta:name="Info 4"/>
  </office:meta>
</office:document-meta>
</file>